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njirowa1" svg:font-family="Kanjirowa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Kanjirowa" svg:font-family="Kanjirowa" style:font-family-generic="system" style:font-pitch="variable"/>
  </office:font-face-decls>
  <office:automatic-styles>
    <style:style style:name="P1" style:family="paragraph" style:parent-style-name="Standard">
      <style:text-properties officeooo:rsid="000accff" officeooo:paragraph-rsid="000accff"/>
    </style:style>
    <style:style style:name="P2" style:family="paragraph" style:parent-style-name="Standard">
      <style:text-properties officeooo:rsid="000accff" officeooo:paragraph-rsid="000b0ebd"/>
    </style:style>
    <style:style style:name="P3" style:family="paragraph" style:parent-style-name="Standard">
      <style:text-properties officeooo:rsid="000b0ebd" officeooo:paragraph-rsid="000b0ebd"/>
    </style:style>
    <style:style style:name="P4" style:family="paragraph" style:parent-style-name="Standard">
      <style:text-properties officeooo:rsid="000b990c" officeooo:paragraph-rsid="000b990c"/>
    </style:style>
    <style:style style:name="T1" style:family="text">
      <style:text-properties officeooo:rsid="000b0ebd"/>
    </style:style>
    <style:style style:name="T2" style:family="text">
      <style:text-properties officeooo:rsid="000c23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a. <text:span text:style-name="T1">__weakref__, __module__ and __dict__ .</text:span></text:p>
      <text:p text:style-name="P3">b. </text:p>
      <text:p text:style-name="P3"/>
      <text:p text:style-name="P4">7. RuntimeError: maximum recursion depth exceeded. <text:span text:style-name="T2">In python recursion is limited to 99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njirowa1" svg:font-family="Kanjirowa"/>
    <style:font-face style:name="Times New Roman" svg:font-family="'Times New Roman'" style:font-family-generic="roman"/>
    <style:font-face style:name="DejaVu Sans" svg:font-family="'DejaVu Sans'" style:font-family-generic="system" style:font-pitch="variable"/>
    <style:font-face style:name="Kanjirowa" svg:font-family="Kanjirow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DejaVu Sans" style:font-size-asian="10.5pt" style:language-asian="zh" style:country-asian="CN" style:font-name-complex="Kanjirow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1pt" fo:language="en" fo:country="US" style:letter-kerning="true" style:font-name-asian="DejaVu Sans" style:font-size-asian="10.5pt" style:language-asian="zh" style:country-asian="CN" style:font-name-complex="Kanjirow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Kanjirowa" style:font-family-complex="Kanjirow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Kanjirowa1" style:font-family-complex="Kanjirow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1pt" fo:font-style="italic" style:font-size-asian="12pt" style:font-style-asian="italic" style:font-name-complex="Kanjirowa1" style:font-family-complex="Kanjirow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Kanjirowa1" style:font-family-complex="Kanjirow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2:06:50.571595563</meta:creation-date>
    <dc:date>2015-03-05T12:47:12.761658032</dc:date>
    <meta:editing-duration>PT40M20S</meta:editing-duration>
    <meta:editing-cycles>5</meta:editing-cycles>
    <meta:generator>LibreOffice/4.3.6.2$Linux_X86_64 LibreOffice_project/430m0$Build-2</meta:generator>
    <meta:document-statistic meta:table-count="0" meta:image-count="0" meta:object-count="0" meta:page-count="1" meta:paragraph-count="4" meta:word-count="21" meta:character-count="135" meta:non-whitespace-character-count="117"/>
  </office:meta>
</office:document-meta>
</file>